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5693"/>
    </style:style>
    <style:style style:name="P2" style:family="paragraph" style:parent-style-name="Standard">
      <style:text-properties officeooo:paragraph-rsid="001725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ралхан Бөкей — Қасқыр ұлыған түнде</text:p>
      <text:p text:style-name="P1">https://drive.google.com/file/d/1mnvjDu4LjdhwXDZBpruYI6ajdWqvdeCY/view?usp=sharing</text:p>
      <text:p text:style-name="P1">Қасқыр ұлыған түнде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8T11:29:15.173084100</meta:creation-date>
    <dc:date>2022-01-10T10:52:28.697752768</dc:date>
    <meta:editing-duration>PT7M49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3" meta:word-count="9" meta:character-count="136" meta:non-whitespace-character-count="129"/>
  </office:meta>
</office:document-meta>
</file>